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ut projet est une expérience valorisante, tant d'un point de vue purement technique que organisationnel. La création d'un jeu en 3D était un défi technique car je n'étais pas habitué à travailler sur des technologies si bas niveau (C++, OpenGL). Ainsi, le plus difficile résidait, pour moi, dans la modélisation et la conception. En effet, afin d'atteindre notre objectif, il était essentiel de définir une architecture optimisant le cout en ressource (mémoire vive). J'ai donc participé à la conception UML du programme et plus particulièrement la partie concernant les éléments qui constituent les différents étages.</text:p>
      <text:p text:style-name="P1">Cependant, le défi était davantage porté sur l'organisation que sur la réalisation en elle-même. Du fait de mon manque de disponibilités et de mon éloignement par rapport au reste de l'équipe, je n'ai pu apporter qu'une contribution moindre. Travailler à distance est une contrainte non négligeable qu'il a été difficile d'assumer tout au long du développement. Je pense que, par rapport à nos contraintes respectives et à notre équipe réduite, les spécifications que nous nous sommes imposées étaient trop optimis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urt </meta:initial-creator>
    <meta:creation-date>2013-01-06T09:10:24</meta:creation-date>
    <meta:generator>LibreOffice/3.5$Linux_X86_64 LibreOffice_project/350m1$Build-2</meta:generator>
    <dc:date>2013-01-06T17:39:52</dc:date>
    <dc:creator>skaradams </dc:creator>
    <meta:editing-duration>PT4M28S</meta:editing-duration>
    <meta:editing-cycles>3</meta:editing-cycles>
    <meta:document-statistic meta:table-count="0" meta:image-count="0" meta:object-count="0" meta:page-count="1" meta:paragraph-count="2" meta:word-count="175" meta:character-count="1138" meta:non-whitespace-character-count="965"/>
  </office:meta>
</office:document-meta>
</file>